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CECI EST MON HEADER EN PREMIERE PAG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48:52</meta:creation-date>
    <dc:date>2014-01-08T22:49:56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6" meta:non-whitespace-character-count="30"/>
    <meta:generator>LibreOffice/3.5$Linux_X86_64 LibreOffice_project/350m1$Build-2</meta:generator>
  </office:meta>
</office:document-meta>
</file>